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W5QyZJLfP63cRpaMn4Guw6iPu0Xt390YDUoV</text:p>
      <text:p text:style-name="Standard"/>
      <text:p text:style-name="Standard">https://github.com/SLRRobinson/projects.git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 Light" fo:font-size="14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 Light" fo:font-size="14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" fo:font-family="'Calibri Light'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 Light" fo:font-family="'Calibri Light'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 Light" fo:font-family="'Calibri Light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 Light" fo:font-family="'Calibri Light'" fo:font-size="12pt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09:44:41.749000000</meta:creation-date>
    <dc:date>2022-03-07T09:50:31.526000000</dc:date>
    <meta:editing-duration>PT1M42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" meta:word-count="2" meta:character-count="83" meta:non-whitespace-character-count="83"/>
  </office:meta>
</office:document-meta>
</file>